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DejaVu Sans Condensed1" svg:font-family="'DejaVu Sans Condensed'"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Text_20_body" style:list-style-name="L1"/>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1.3.0</text:h>
      <text:h text:style-name="Heading_20_3" text:outline-level="3">NOUVEAUTES</text:h>
      <text:h text:style-name="Heading_20_4" text:outline-level="4">PLANNING HEBDO</text:h>
      <text:p text:style-name="Standard">On peut maintenant accéder immédiatement à n'importe quelle semaine passée ou future en cliquant sur l'un des champs date en haut de page et en choisissant un jour dans le calendrier. Les icones "Semaine précédente" et "Semaine suivante", trop restrictifs pour accéder facilement à une date antérieure ou postérieure, restent toujours présents cependant.</text:p>
      <text:h text:style-name="Heading_20_4" text:outline-level="4">PAGE PERSO</text:h>
      <text:p text:style-name="Standard">Les espacements dans la section "Profil" sur la page perso d'un adhérent ont été réduits afin d'optimiser l'affichage sur petits écrans. La liste des mails est désormais bien alignée sur la gauche.</text:p>
      <text:h text:style-name="Heading_20_2" text:outline-level="2">1.4.0</text:h>
      <text:h text:style-name="Heading_20_3" text:outline-level="3">NOUVEAUTES</text:h>
      <text:h text:style-name="Heading_20_4" text:outline-level="4">PAGE PERSO</text:h>
      <text:p text:style-name="Standard">La présentation de la page fait maintenant appel à un menu à onglets verticaux. L'onglet Planning est ouvert par défaut.</text:p>
      <text:p text:style-name="Standard">Cliquez sur le titre d'un onglet pour l'ouvrir.</text:p>
      <text:h text:style-name="Heading_20_4" text:outline-level="4">CONNEXION</text:h>
      <text:p text:style-name="Standard">Le mot de passe doit maintenant être confirmé lors de la création de compte ou de la récupération. Le mot de passe doit donc être saisi deux fois afin d'éviter des oublis malencontreux.</text:p>
      <text:p text:style-name="Standard">Dans le formulaire de création de compte, une aide contextuelle apparaît maintenant après avoir cliqué à l'intérieur d'un champ.</text:p>
      <text:h text:style-name="Heading_20_4" text:outline-level="4">SUIVI PEDAGOGIQUE</text:h>
      <text:p text:style-name="Standard">Afin d'éviter la double saisie consistant à reporter dans Algem les notes des professeurs inscrites sur leurs feuilles de présence, le suivi des enseignants peut se faire directement en ligne (seulement si vous êtes abonnés à la version Webstart). Une fois connecté, le professeur dispose sur sa page personnelle d'un module de consultation et d'édition du suivi pédagogique intitulé "Suivi enseignant". Les trois premiers liens lui permettent d'afficher respectivement son suivi du jour, de la semaine et du mois en cours. Les deux derniers champs, de type "Date", lui permettent d'accéder à n'importe quelle semaine dans le calendrier.</text:p>
      <text:p text:style-name="Standard">Le suivi pédagogique est présenté sous forme de tableau dont les colonnes sont les suivantes :<text:line-break/>Jour | Horaire | Durée | Salle | Cours | Suivi individuel | Suivi co. </text:p>
      <text:p text:style-name="Standard">La durée totale des séances affichées est indiquée en bas de la 3ème colonne.</text:p>
      <text:h text:style-name="Heading_20_5" text:outline-level="5">Editition du suivi individuel</text:h>
      <text:p text:style-name="Standard">Le suivi individuel est affiché en-dessous du nom de chaque élève dans l'avant-dernière colonne. S'il s'agit d'un cours collectif, vous pouvez cliquez sur "Liste des élèves" pour plier ou déplier l'arborescence.</text:p>
      <text:p text:style-name="Standard">On édite le suivi individuel en cliquant sur le nom d'un élève. Le champ "Note" est optionnel et permet comme son nom l'indique de noter la personne. La note <text:s/>n'est pas restreinte au format numérique, on peut très bien utiliser des lettres, comme cela se fait parfois et les signes + ou -. Voici quelques exemples <text:soft-page-break/>possibles : 12; 12.5; 12,5; A; A+; B-; ...</text:p>
      <text:p text:style-name="Standard">Par défaut, l'élève est considéré comme <text:span text:style-name="Strong_20_Emphasis">« Présent »</text:span>. S'il est absent, marquez-le comme tel en choisissant la mention <text:span text:style-name="Strong_20_Emphasis">« Absent(e) »</text:span>. Si l'élève s'est excusé pour son absence ou si le motif de l'absence vous a été signalé, vous pouvez alternativement le marquer comme <text:span text:style-name="Strong_20_Emphasis">« Excusé(e) »</text:span>. N'oubliez pas de <text:span text:style-name="Strong_20_Emphasis">Valider</text:span> pour enregistrer votre saisie.. Le motif de l'absence ou de l'excuse peut être reporté dans le champ "Suivi".</text:p>
      <text:h text:style-name="Heading_20_5" text:outline-level="5">Edition du suivi collectif</text:h>
      <text:p text:style-name="Standard">Cliquez sur la ligne qui vous intéresse en-dessous de la colonne <text:span text:style-name="Strong_20_Emphasis">Suivi co.</text:span> pour ouvrir la fenêtre de saisie. Seuls deux champs sont éditables dans ce type de suivi: le commentaire du suivi et l'absence. L' appréciation est visible de tous les élèves ayant participé au cours et permet généralement de rappeler les notions ou les morceaux abordés durant la séance.</text:p>
      <text:p text:style-name="Standard">Par rapport à la feuille de présence, ce suivi a l'avantage d'être à jour en temps réel. Les modifications d'horaire ou de salle sont bien prises en compte. C'est une raison majeure pour préférer ce mode d'édition et de consultation et nous vous encourageons à l'adopter. Cela vous permettra de plus de faire des économies de papier et de temps.</text:p>
      <text:h text:style-name="Heading_20_4" text:outline-level="4">MON SUIVI PÉDAGOGIQUE</text:h>
      <text:p text:style-name="Text_20_body">En ouvrant l'onglet « Mon suivi pédagogique », les élèves peuvent consulter les appréciations des professeurs (notes, contenu des séances de cours, morceaux et techniques abordées, etc).</text:p>
      <text:h text:style-name="Heading_20_2" text:outline-level="2">1.4.2</text:h>
      <text:p text:style-name="Titre_20_3_20_Correctifs">CORRECTIFS</text:p>
      <text:list xml:id="list5193352634066136545" text:style-name="L1">
        <text:list-item>
          <text:p text:style-name="P2">La détection des conflits horaires (salle ou personne occupée) ne fonctionnait pas correctement lorsqu'une réservation s'étendait au delà de 24:00 (minuit).</text:p>
        </text:list-item>
        <text:list-item>
          <text:p text:style-name="P2">Aucune erreur n'était détectée lorsqu'une réservation s'étendait au-delà de 24:00 (minuit).</text:p>
        </text:list-item>
        <text:list-item>
          <text:p text:style-name="P2">Les séances se terminant à 24:00 (minuit) n'étaient pas correctement affichées sur les plannings.</text:p>
        </text:list-item>
        <text:list-item>
          <text:p text:style-name="P2">Dans la version Android de Firefox, les dates de séance étaient affichées en anglais dans la première colonne du suivi pédagogique. Sous Android, le jour de la séance ne s'affiche correctement qu'avec Chrome.</text:p>
        </text:list-item>
      </text:list>
      <text:h text:style-name="Heading_20_3" text:outline-level="3">NOUVEAUTES</text:h>
      <text:h text:style-name="Heading_20_4" text:outline-level="4">SUIVI PEDAGOGIQUE</text:h>
      <text:p text:style-name="Text_20_body">Une personne "Excusée" étant forcément "Absente", il était inutile d'en faire deux champs séparés dans la fenêtre de saisie du suivi pédagogique.<text:line-break/>Par défaut, une personne est "Présente". En cas d'absence, le professeur peut sélectionner l'une des deux mentions "Absent(e)" ou "Excusé(e)".</text:p>
      <text:h text:style-name="Heading_20_4" text:outline-level="4">AIDE</text:h>
      <text:p text:style-name="Text_20_body">Une aide est maintenant disponible sur la page perso d'une personne connectée. Cliquez sur le point d'interrogation dans le menu (menu à 3 barres sur la gauche) pour ouvrir la page.</text:p>
      <text:h text:style-name="Heading_20_4" text:outline-level="4">PLANNING</text:h>
      <text:p text:style-name="Text_20_body">Afin de revenir plus facilement à sa page perso ou à l'accueil, la personne peut cliquer sur l'un des liens en bas de page dans son planning hebdo ou dans le planning jour.</text:p>
      <text:p text:style-name="Text_20_body"><text:span text:style-name="T1">Rappel</text:span> : ces liens de navigation sont aussi présents dans le menu principal (menu à 3 barres sur la dro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1" svg:font-family="'Times New Roman'" style:font-family-generic="roman"/>
    <style:font-face style:name="DejaVu Sans Condensed1" svg:font-family="'DejaVu Sans Condensed'"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cm" fo:background-color="transparent" style:shadow="none">
        <style:background-image/>
      </style:paragraph-properties>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Droid Sans Fallback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paragraph-properties fo:background-color="#ffff99" fo:padding="0.049cm" fo:border="0.002cm solid #000000" style:shadow="#808080 0.18cm 0.18cm">
        <style:background-image/>
      </style:paragraph-properties>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cm" fo:margin-bottom="0.21cm" fo:background-color="#33cc66" fo:padding="0cm" fo:border="none" style:shadow="none">
        <style:background-image/>
      </style:paragraph-properties>
      <style:text-properties style:use-window-font-color="true" fo:font-size="13pt" style:text-underline-style="none" fo:font-weight="bold" style:font-size-asian="14pt" style:font-weight-asian="bold" style:font-size-complex="14pt" style:font-weight-complex="bold" style:text-overline-style="none" style:text-overline-color="#00ae00"/>
    </style:style>
    <style:style style:name="Heading_20_4" style:display-name="Heading 4" style:family="paragraph" style:parent-style-name="Heading" style:next-style-name="Text_20_body" style:default-outline-level="4" style:class="text">
      <style:paragraph-properties fo:margin-top="0.21cm" fo:margin-bottom="0.21cm" fo:background-color="transparent" style:shadow="none">
        <style:background-image/>
      </style:paragraph-properties>
      <style:text-properties style:use-window-font-color="true" fo:font-size="85%" fo:font-style="normal" style:text-underline-style="solid" style:text-underline-width="bold" style:text-underline-color="#00ae00" fo:font-weight="bold" style:font-size-asian="85%" style:font-style-asian="italic" style:font-weight-asian="bold" style:font-size-complex="85%"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Arial1" fo:font-size="10pt" fo:font-weight="normal"/>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Arial1" fo:font-size="10pt"/>
    </style:style>
    <style:style style:name="Heading_20_5" style:display-name="Heading 5" style:family="paragraph" style:parent-style-name="Heading" style:next-style-name="Text_20_body" style:default-outline-level="5" style:class="text">
      <style:paragraph-properties fo:margin-top="0.101cm" fo:margin-bottom="0.21cm"/>
      <style:text-properties fo:font-size="80%" fo:font-weight="bold" style:font-size-asian="85%" style:font-weight-asian="bold" style:font-size-complex="85%" style:font-weight-complex="bold"/>
    </style:style>
    <style:style style:name="Titre_20_3_20_Correctifs" style:display-name="Titre 3 Correctifs" style:family="paragraph" style:parent-style-name="Heading_20_3" style:next-style-name="Standard" style:default-outline-level="" style:list-style-name="">
      <style:paragraph-properties fo:background-color="#ff3333">
        <style:background-image/>
      </style:paragraph-properties>
      <style:text-properties fo:color="#ffffff"/>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otes de version Algem Web App 1.3.0_1.4.2</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09T15:36:16</dc:date>
    <meta:generator>OpenOffice.org/3.4.1$Unix OpenOffice.org_project/341m1$Build-9593</meta:generator>
    <meta:editing-duration>PT1H25M38S</meta:editing-duration>
    <meta:editing-cycles>2</meta:editing-cycles>
    <meta:document-statistic meta:table-count="0" meta:image-count="0" meta:object-count="0" meta:page-count="2" meta:paragraph-count="43" meta:word-count="866" meta:character-count="5350"/>
  </office:meta>
</office:document-meta>
</file>